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999cm" svg:height="8.999cm" svg:x="6.874cm" svg:y="1.003cm">
            <draw:object draw:notify-on-update-of-ranges="Foglio1.B3:Foglio1.C3 Foglio1.B4:Foglio1.C4 Foglio1.B5:Foglio1.C5 Foglio1.B6:Foglio1.C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526cm" svg:x="6.874cm" svg:y="13.092cm">
            <draw:object draw:notify-on-update-of-ranges="Foglio1.B30:Foglio1.C30 Foglio1.B31:Foglio1.C31 Foglio1.B32:Foglio1.C32 Foglio1.B33:Foglio1.C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526cm" svg:x="6.874cm" svg:y="24.617cm">
            <draw:object draw:notify-on-update-of-ranges="Foglio1.B57:Foglio1.C57 Foglio1.B58:Foglio1.C58 Foglio1.B59:Foglio1.C59 Foglio1.B60:Foglio1.C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526cm" svg:x="6.874cm" svg:y="36.142cm">
            <draw:object draw:notify-on-update-of-ranges="Foglio1.B84:Foglio1.C84 Foglio1.B85:Foglio1.C85 Foglio1.B86:Foglio1.C86 Foglio1.B87:Foglio1.C8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1 (Pilota A)</text:p>
          </table:table-cell>
          <table:table-cell office:value-type="string">
            <text:p>2 (Pilota B)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number-columns-repeated="2" office:value-type="float" office:value="0.3">
            <text:p>0,3</text:p>
          </table:table-cell>
        </table:table-row>
        <table:table-row table:style-name="ro1">
          <table:table-cell/>
          <table:table-cell table:number-columns-repeated="2" office:value-type="float" office:value="15">
            <text:p>15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23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23">
          <table:table-cell table:number-columns-repeated="3"/>
        </table:table-row>
        <table:table-row table:style-name="ro2">
          <table:table-cell/>
          <table:table-cell office:value-type="string">
            <text:p>1 (Pilota A)</text:p>
          </table:table-cell>
          <table:table-cell office:value-type="string">
            <text:p>2 (Pilota C)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number-columns-repeated="2" office:value-type="float" office:value="0.3">
            <text:p>0,3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</table:table-row>
        <table:table-row table:style-name="ro2" table:number-rows-repeated="104848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0:11:0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1:46:47</meta:creation-date>
    <dc:date>2013-07-02T10:20:45</dc:date>
    <meta:editing-duration>PT1H19M8S</meta:editing-duration>
    <meta:editing-cycles>4</meta:editing-cycles>
    <meta:generator>LibreOffice/4.0.2.2$Linux_X86_64 LibreOffice_project/400m0$Build-2</meta:generator>
    <meta:document-statistic meta:table-count="1" meta:cell-count="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9cm" style:legend-expansion="high" chart:style-name="ch2"/>
        <chart:plot-area chart:style-name="ch3" table:cell-range-address="Foglio1.B3:Foglio1.C6" chart:data-source-has-labels="both" svg:x="1.376cm" svg:y="0.855cm" svg:width="10.768cm" svg:height="6.939cm">
          <chartooo:coordinate-region svg:x="3.434cm" svg:y="0.855cm" svg:width="8.525cm" svg:height="6.296cm"/>
          <chart:axis chart:dimension="x" chart:name="primary-x" chart:style-name="ch4" chartooo:axis-type="auto">
            <chartooo:date-scale/>
            <chart:title svg:x="0.451cm" svg:y="5.593cm" chart:style-name="ch5">
              <text:p>Numero corsia</text:p>
            </chart:title>
            <chart:categories table:cell-range-address="Foglio1.B3:Foglio1.C3"/>
          </chart:axis>
          <chart:axis chart:dimension="y" chart:name="primary-y" chart:style-name="ch6">
            <chart:title svg:x="4.444cm" svg:y="7.975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4:Foglio1.C4" chart:label-cell-address="" chart:class="chart:bar">
            <chart:data-point chart:repeated="2"/>
          </chart:series>
          <chart:series chart:style-name="ch10" chart:values-cell-range-address="Foglio1.B5:Foglio1.C5" chart:label-cell-address="" chart:class="chart:bar">
            <chart:data-point chart:repeated="2"/>
          </chart:series>
          <chart:series chart:style-name="ch11" chart:values-cell-range-address="Foglio1.B6:Foglio1.C6" chart:label-cell-address="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sia occupata</text:p>
              </table:table-cell>
              <table:table-cell office:value-type="string">
                <text:p>Istante d'uscita</text:p>
              </table:table-cell>
              <table:table-cell office:value-type="string">
                <text:p>Corsia libera</text:p>
              </table:table-cell>
            </table:table-row>
          </table:table-header-rows>
          <table:table-rows>
            <table:table-row>
              <table:table-cell office:value-type="string">
                <text:p>1 (Pilota A)</text:p>
                <draw:g>
                  <svg:desc>Foglio1.B3:Foglio1.C3</svg:desc>
                </draw:g>
              </table:table-cell>
              <table:table-cell office:value-type="float" office:value="16">
                <text:p>16</text:p>
                <draw:g>
                  <svg:desc>Foglio1.B4:Foglio1.C4</svg:desc>
                </draw:g>
              </table:table-cell>
              <table:table-cell office:value-type="float" office:value="0.3">
                <text:p>0.3</text:p>
                <draw:g>
                  <svg:desc>Foglio1.B5:Foglio1.C5</svg:desc>
                </draw:g>
              </table:table-cell>
              <table:table-cell office:value-type="float" office:value="15">
                <text:p>15</text:p>
                <draw:g>
                  <svg:desc>Foglio1.B6:Foglio1.C6</svg:desc>
                </draw:g>
              </table:table-cell>
            </table:table-row>
            <table:table-row>
              <table:table-cell office:value-type="string">
                <text:p>2 (Pilota B)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2.784cm" svg:y="3.472cm" style:legend-expansion="high" chart:style-name="ch2"/>
        <chart:plot-area chart:style-name="ch3" table:cell-range-address="Foglio1.B30:Foglio1.C33" chart:data-source-has-labels="both" svg:x="1.376cm" svg:y="0.815cm" svg:width="10.768cm" svg:height="6.516cm">
          <chartooo:coordinate-region svg:x="3.434cm" svg:y="0.815cm" svg:width="8.525cm" svg:height="5.873cm"/>
          <chart:axis chart:dimension="x" chart:name="primary-x" chart:style-name="ch4" chartooo:axis-type="auto">
            <chartooo:date-scale/>
            <chart:title svg:x="0.451cm" svg:y="5.342cm" chart:style-name="ch5">
              <text:p>Numero corsia</text:p>
            </chart:title>
            <chart:categories table:cell-range-address="Foglio1.B30:Foglio1.C30"/>
          </chart:axis>
          <chart:axis chart:dimension="y" chart:name="primary-y" chart:style-name="ch6">
            <chart:title svg:x="4.444cm" svg:y="7.502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31:Foglio1.C31" chart:label-cell-address="" chart:class="chart:bar">
            <chart:data-point chart:repeated="2"/>
          </chart:series>
          <chart:series chart:style-name="ch10" chart:values-cell-range-address="Foglio1.B32:Foglio1.C32" chart:label-cell-address="" chart:class="chart:bar">
            <chart:data-point chart:repeated="2"/>
          </chart:series>
          <chart:series chart:style-name="ch11" chart:values-cell-range-address="Foglio1.B33:Foglio1.C33" chart:label-cell-address="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sia occupata</text:p>
              </table:table-cell>
              <table:table-cell office:value-type="string">
                <text:p>Istante d'uscita</text:p>
              </table:table-cell>
              <table:table-cell office:value-type="string">
                <text:p>Corsia libera</text:p>
              </table:table-cell>
            </table:table-row>
          </table:table-header-rows>
          <table:table-rows>
            <table:table-row>
              <table:table-cell office:value-type="string">
                <text:p>1 (Pilota A)</text:p>
                <draw:g>
                  <svg:desc>Foglio1.B30:Foglio1.C30</svg:desc>
                </draw:g>
              </table:table-cell>
              <table:table-cell office:value-type="float" office:value="16">
                <text:p>16</text:p>
                <draw:g>
                  <svg:desc>Foglio1.B31:Foglio1.C31</svg:desc>
                </draw:g>
              </table:table-cell>
              <table:table-cell office:value-type="float" office:value="0.3">
                <text:p>0.3</text:p>
                <draw:g>
                  <svg:desc>Foglio1.B32:Foglio1.C32</svg:desc>
                </draw:g>
              </table:table-cell>
              <table:table-cell office:value-type="float" office:value="15">
                <text:p>15</text:p>
                <draw:g>
                  <svg:desc>Foglio1.B33:Foglio1.C33</svg:desc>
                </draw:g>
              </table:table-cell>
            </table:table-row>
            <table:table-row>
              <table:table-cell office:value-type="string">
                <text:p>2 (Pilota C)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2.784cm" svg:y="3.472cm" style:legend-expansion="high" chart:style-name="ch2"/>
        <chart:plot-area chart:style-name="ch3" table:cell-range-address="Foglio1.B57:Foglio1.C60" chart:data-source-has-labels="both" svg:x="1.376cm" svg:y="0.815cm" svg:width="10.768cm" svg:height="6.516cm">
          <chartooo:coordinate-region svg:x="3.434cm" svg:y="0.815cm" svg:width="8.525cm" svg:height="5.873cm"/>
          <chart:axis chart:dimension="x" chart:name="primary-x" chart:style-name="ch4" chartooo:axis-type="auto">
            <chartooo:date-scale/>
            <chart:title svg:x="0.451cm" svg:y="5.342cm" chart:style-name="ch5">
              <text:p>Numero corsia</text:p>
            </chart:title>
            <chart:categories table:cell-range-address="Foglio1.B57:Foglio1.C57"/>
          </chart:axis>
          <chart:axis chart:dimension="y" chart:name="primary-y" chart:style-name="ch6">
            <chart:title svg:x="4.444cm" svg:y="7.502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58:Foglio1.C58" chart:label-cell-address="" chart:class="chart:bar">
            <chart:data-point chart:repeated="2"/>
          </chart:series>
          <chart:series chart:style-name="ch10" chart:values-cell-range-address="Foglio1.B59:Foglio1.C59" chart:label-cell-address="" chart:class="chart:bar">
            <chart:data-point chart:repeated="2"/>
          </chart:series>
          <chart:series chart:style-name="ch11" chart:values-cell-range-address="Foglio1.B60:Foglio1.C60" chart:label-cell-address="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sia occupata</text:p>
              </table:table-cell>
              <table:table-cell office:value-type="string">
                <text:p>Istante d'uscita</text:p>
              </table:table-cell>
              <table:table-cell office:value-type="string">
                <text:p>Corsia libera</text:p>
              </table:table-cell>
            </table:table-row>
          </table:table-header-rows>
          <table:table-rows>
            <table:table-row>
              <table:table-cell office:value-type="string">
                <text:p>1 (Pilota A)</text:p>
                <draw:g>
                  <svg:desc>Foglio1.B57:Foglio1.C57</svg:desc>
                </draw:g>
              </table:table-cell>
              <table:table-cell office:value-type="float" office:value="16">
                <text:p>16</text:p>
                <draw:g>
                  <svg:desc>Foglio1.B58:Foglio1.C58</svg:desc>
                </draw:g>
              </table:table-cell>
              <table:table-cell office:value-type="float" office:value="0.3">
                <text:p>0.3</text:p>
                <draw:g>
                  <svg:desc>Foglio1.B59:Foglio1.C59</svg:desc>
                </draw:g>
              </table:table-cell>
              <table:table-cell office:value-type="float" office:value="15">
                <text:p>15</text:p>
                <draw:g>
                  <svg:desc>Foglio1.B60:Foglio1.C60</svg:desc>
                </draw:g>
              </table:table-cell>
            </table:table-row>
            <table:table-row>
              <table:table-cell office:value-type="string">
                <text:p>2 (Pilota C)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527cm" xlink:href=".." xlink:type="simple" chart:class="chart:bar" chart:style-name="ch1">
        <chart:legend chart:legend-position="end" svg:x="12.784cm" svg:y="3.472cm" style:legend-expansion="high" chart:style-name="ch2"/>
        <chart:plot-area chart:style-name="ch3" table:cell-range-address="Foglio1.B84:Foglio1.C87" chart:data-source-has-labels="both" svg:x="1.376cm" svg:y="0.815cm" svg:width="10.768cm" svg:height="6.516cm">
          <chartooo:coordinate-region svg:x="3.434cm" svg:y="0.815cm" svg:width="8.525cm" svg:height="5.873cm"/>
          <chart:axis chart:dimension="x" chart:name="primary-x" chart:style-name="ch4" chartooo:axis-type="auto">
            <chartooo:date-scale/>
            <chart:title svg:x="0.451cm" svg:y="5.342cm" chart:style-name="ch5">
              <text:p>Numero corsia</text:p>
            </chart:title>
            <chart:categories table:cell-range-address="Foglio1.B84:Foglio1.C84"/>
          </chart:axis>
          <chart:axis chart:dimension="y" chart:name="primary-y" chart:style-name="ch6">
            <chart:title svg:x="4.444cm" svg:y="7.502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85:Foglio1.C85" chart:label-cell-address="" chart:class="chart:bar">
            <chart:data-point chart:repeated="2"/>
          </chart:series>
          <chart:series chart:style-name="ch10" chart:values-cell-range-address="Foglio1.B86:Foglio1.C86" chart:label-cell-address="" chart:class="chart:bar">
            <chart:data-point chart:repeated="2"/>
          </chart:series>
          <chart:series chart:style-name="ch11" chart:values-cell-range-address="Foglio1.B87:Foglio1.C87" chart:label-cell-address="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sia occupata</text:p>
              </table:table-cell>
              <table:table-cell office:value-type="string">
                <text:p>Istante d'uscita</text:p>
              </table:table-cell>
              <table:table-cell office:value-type="string">
                <text:p>Corsia occupata</text:p>
              </table:table-cell>
            </table:table-row>
          </table:table-header-rows>
          <table:table-rows>
            <table:table-row>
              <table:table-cell office:value-type="string">
                <text:p>1 (Pilota A)</text:p>
                <draw:g>
                  <svg:desc>Foglio1.B84:Foglio1.C84</svg:desc>
                </draw:g>
              </table:table-cell>
              <table:table-cell office:value-type="float" office:value="16">
                <text:p>16</text:p>
                <draw:g>
                  <svg:desc>Foglio1.B85:Foglio1.C85</svg:desc>
                </draw:g>
              </table:table-cell>
              <table:table-cell office:value-type="float" office:value="0.3">
                <text:p>0.3</text:p>
                <draw:g>
                  <svg:desc>Foglio1.B86:Foglio1.C86</svg:desc>
                </draw:g>
              </table:table-cell>
              <table:table-cell office:value-type="float" office:value="15">
                <text:p>15</text:p>
                <draw:g>
                  <svg:desc>Foglio1.B87:Foglio1.C87</svg:desc>
                </draw:g>
              </table:table-cell>
            </table:table-row>
            <table:table-row>
              <table:table-cell office:value-type="string">
                <text:p>2 (Pilota C)</text:p>
              </table:table-cell>
              <table:table-cell office:value-type="float" office:value="18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dc2300" draw:opacity="8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 draw:opacity="70%" draw:opacity-name="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76cm" svg:y="3.709cm" style:legend-expansion="high" chart:style-name="ch2"/>
        <chart:plot-area chart:style-name="ch3" table:cell-range-address="Foglio1.B3:Foglio1.C6" chart:data-source-has-labels="row" svg:x="1.328cm" svg:y="0.855cm" svg:width="12.308cm" svg:height="6.987cm">
          <chartooo:coordinate-region svg:x="3.386cm" svg:y="0.855cm" svg:width="10.065cm" svg:height="6.344cm"/>
          <chart:axis chart:dimension="x" chart:name="primary-x" chart:style-name="ch4" chartooo:axis-type="auto">
            <chartooo:date-scale/>
            <chart:title svg:x="0.451cm" svg:y="5.479cm" chart:style-name="ch5">
              <text:p>Numero corsia</text:p>
            </chart:title>
            <chart:categories table:cell-range-address="Foglio1.B3:Foglio1.C3"/>
          </chart:axis>
          <chart:axis chart:dimension="y" chart:name="primary-y" chart:style-name="ch6">
            <chart:title svg:x="5.474cm" svg:y="8.023cm" chart:style-name="ch7">
              <text:p>Istante d'uscita dalle corsie</text:p>
            </chart:title>
            <chart:grid chart:style-name="ch8" chart:class="major"/>
          </chart:axis>
          <chart:series chart:style-name="ch9" chart:values-cell-range-address="Foglio1.B4:Foglio1.C4" chart:class="chart:bar">
            <chart:data-point chart:repeated="2"/>
          </chart:series>
          <chart:series chart:style-name="ch10" chart:values-cell-range-address="Foglio1.B5:Foglio1.C5" chart:class="chart:bar">
            <chart:data-point chart:repeated="2"/>
          </chart:series>
          <chart:series chart:style-name="ch11" chart:values-cell-range-address="Foglio1.B6:Foglio1.C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(Pilota A)</text:p>
                <draw:g>
                  <svg:desc>Foglio1.B3:Foglio1.C3</svg:desc>
                </draw:g>
              </table:table-cell>
              <table:table-cell office:value-type="string">
                <text:p>2 (Pilota B)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Foglio1.B4:Foglio1.C4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iga 5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Foglio1.B5:Foglio1.C5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iga 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Foglio1.B6:Foglio1.C6</svg:desc>
                </draw:g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